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1b59f1" officeooo:paragraph-rsid="001b59f1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officeooo:rsid="001b59f1" officeooo:paragraph-rsid="001b59f1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tyle="normal" officeooo:rsid="001d7dda" officeooo:paragraph-rsid="001d7dda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2</text:p>
      <text:p text:style-name="P2">1. Which field of the Customers table is the primary key?</text:p>
      <text:p text:style-name="P3">Ans. CNUM field is the primary key in the customers table. </text:p>
      <text:p text:style-name="P3"/>
      <text:p text:style-name="P2">2. What is the 4<text:span text:style-name="T1">th</text:span> column of the Customers table?</text:p>
      <text:p text:style-name="P3">Ans. Rating is the 4<text:span text:style-name="T1">th</text:span> column of the Customers table.</text:p>
      <text:p text:style-name="P3"><text:s text:c="2"/></text:p>
      <text:p text:style-name="P2">3. What is another word for now? For Column?</text:p>
      <text:p text:style-name="P3">Ans. Tuple is the another word for Tuple. Attribute is the another name for column. </text:p>
      <text:p text:style-name="P3"/>
      <text:p text:style-name="P2">4. Why isn’t it possible to see he first five rows of a table?</text:p>
      <text:p text:style-name="P3">Ans. It is because the rows are stored in the scattered or fragmented form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7:01.627447334</meta:creation-date>
    <dc:date>2023-09-13T21:04:37.806242955</dc:date>
    <meta:editing-duration>PT35M4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97" meta:character-count="505" meta:non-whitespace-character-count="410"/>
  </office:meta>
</office:document-meta>
</file>